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75H06M57.904S" calcext:value-type="time">
            <text:p>275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9H20M02.058S" calcext:value-type="time">
            <text:p>09:20 AM</text:p>
          </table:table-cell>
          <table:table-cell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Wall jump normals improvements/fixes, co-op enemy on-death target switch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16H00M57.037S" calcext:value-type="time">
            <text:p>16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8:10:56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6T12:46:09.071000000</dc:date>
    <dc:creator>Benjamin Laws</dc:creator>
    <meta:editing-duration>P10DT15H14M36S</meta:editing-duration>
    <meta:editing-cycles>289</meta:editing-cycles>
    <meta:generator>LibreOffice/7.1.8.1$Windows_X86_64 LibreOffice_project/e1f30c802c3269a1d052614453f260e49458c82c</meta:generator>
    <meta:document-statistic meta:table-count="2" meta:cell-count="513" meta:object-count="0"/>
  </office:meta>
</office:document-meta>
</file>